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LGADO SALAZAR, ALVARO CESA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3042380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L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45254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LGADO SALAZAR, ALVARO CESA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042380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1 452 54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5/2021</text:p>
          </table:table-cell>
          <table:table-cell table:style-name="Tabla2.A3" office:value-type="string">
            <text:p text:style-name="P22">292254</text:p>
          </table:table-cell>
          <table:table-cell table:style-name="Tabla2.D3" office:value-type="string">
            <text:p text:style-name="P23">4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09/2021</text:p>
          </table:table-cell>
          <table:table-cell table:style-name="Tabla2.A4" office:value-type="string">
            <text:p text:style-name="P22">919890</text:p>
          </table:table-cell>
          <table:table-cell table:style-name="Tabla2.D4" office:value-type="string">
            <text:p text:style-name="P23">1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MENCIONAR QUE EL CLIENTE DEL DEPOSITO DE 4000 SOLES, REGISTRADO EN FICHA SOLO CUENTA CON UN A FAVOR DE 1600, POR ENDE REALIZA LA CANCELACION DEL SALDO DE 150 PARA COMPLETAR PARA SU DESPACHO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4:53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